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0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URE MURILLO EUDOCIA ROCI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681268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CAÑETE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251528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URE MURILLO, EUDOCIA ROCI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8681268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251528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4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868126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1.8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8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0/09/2021</text:p>
          </table:table-cell>
          <table:table-cell table:style-name="Tabla2.A3" office:value-type="string">
            <text:p text:style-name="P22">650413</text:p>
          </table:table-cell>
          <table:table-cell table:style-name="Tabla2.D3" office:value-type="string">
            <text:p text:style-name="P23">184.5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61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0T22:40:2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